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00">
            <text:p>2200</text:p>
          </table:table-cell>
          <table:table-cell table:style-name="ce22" office:value-type="float" office:value="643">
            <text:p>64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63">
            <text:p>963</text:p>
          </table:table-cell>
          <table:table-cell table:style-name="ce22" office:value-type="float" office:value="461">
            <text:p>46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57">
            <text:p>1757</text:p>
          </table:table-cell>
          <table:table-cell table:style-name="ce22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405">
            <text:p>6405</text:p>
          </table:table-cell>
          <table:table-cell table:style-name="ce22" office:value-type="float" office:value="1867">
            <text:p>186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32">
            <text:p>83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216">
            <text:p>2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04">
            <text:p>190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41">
            <text:p>3141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280">
            <text:p>8280</text:p>
          </table:table-cell>
          <table:table-cell table:style-name="ce22" office:value-type="float" office:value="659">
            <text:p>65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678">
            <text:p>15678</text:p>
          </table:table-cell>
          <table:table-cell table:style-name="ce22" office:value-type="float" office:value="2107">
            <text:p>210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083">
            <text:p>22083</text:p>
          </table:table-cell>
          <table:table-cell table:style-name="ce22" office:value-type="float" office:value="3974">
            <text:p>397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